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1c1f6e" officeooo:paragraph-rsid="001c1f6e"/>
    </style:style>
    <style:style style:name="P3" style:family="paragraph" style:parent-style-name="Standard">
      <style:paragraph-properties style:writing-mode="lr-tb"/>
      <style:text-properties fo:font-size="18pt" officeooo:rsid="001c1f6e" officeooo:paragraph-rsid="001c1f6e" style:font-size-asian="18pt" style:font-size-complex="18pt"/>
    </style:style>
    <style:style style:name="P4" style:family="paragraph" style:parent-style-name="Standard">
      <style:paragraph-properties style:writing-mode="lr-tb"/>
      <style:text-properties fo:font-size="18pt" officeooo:rsid="001c1f6e" officeooo:paragraph-rsid="00203851" style:font-size-asian="18pt" style:font-size-complex="18pt"/>
    </style:style>
    <style:style style:name="P5" style:family="paragraph" style:parent-style-name="Standard">
      <style:paragraph-properties style:writing-mode="lr-tb"/>
      <style:text-properties fo:font-size="18pt" officeooo:rsid="001c1f6e" officeooo:paragraph-rsid="0020702d" style:font-size-asian="18pt" style:font-size-complex="18pt"/>
    </style:style>
    <style:style style:name="P6" style:family="paragraph" style:parent-style-name="Standard">
      <style:paragraph-properties style:writing-mode="lr-tb"/>
      <style:text-properties fo:font-size="18pt" officeooo:rsid="0020702d" officeooo:paragraph-rsid="0020702d" style:font-size-asian="18pt" style:font-size-complex="18pt"/>
    </style:style>
    <style:style style:name="P7" style:family="paragraph" style:parent-style-name="Standard">
      <style:paragraph-properties style:writing-mode="lr-tb"/>
      <style:text-properties fo:font-size="14pt" officeooo:rsid="001d5086" officeooo:paragraph-rsid="001d5086" style:font-size-asian="18pt" style:font-size-complex="18pt"/>
    </style:style>
    <style:style style:name="P8" style:family="paragraph" style:parent-style-name="Standard">
      <style:paragraph-properties style:writing-mode="lr-tb"/>
      <style:text-properties fo:font-size="14pt" fo:font-style="normal" officeooo:rsid="0020cabd" officeooo:paragraph-rsid="0020cabd" style:font-size-asian="18pt" style:font-style-asian="normal" style:font-size-complex="18pt" style:font-style-complex="normal"/>
    </style:style>
    <style:style style:name="P9" style:family="paragraph" style:parent-style-name="Standard">
      <style:paragraph-properties style:writing-mode="lr-tb"/>
      <style:text-properties officeooo:rsid="002569a3" officeooo:paragraph-rsid="002569a3"/>
    </style:style>
    <style:style style:name="P10" style:family="paragraph" style:parent-style-name="Standard">
      <style:paragraph-properties style:writing-mode="lr-tb"/>
      <style:text-properties style:text-position="0% 100%" fo:font-size="14pt" officeooo:rsid="002569a3" officeooo:paragraph-rsid="002569a3"/>
    </style:style>
    <style:style style:name="P11" style:family="paragraph" style:parent-style-name="Standard">
      <style:paragraph-properties fo:break-before="page" style:writing-mode="lr-tb"/>
      <style:text-properties fo:font-size="18pt" officeooo:rsid="001c1f6e" officeooo:paragraph-rsid="001c1f6e" style:font-size-asian="18pt" style:font-size-complex="18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d5086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ize="14pt" officeooo:rsid="0020702d"/>
    </style:style>
    <style:style style:name="T6" style:family="text">
      <style:text-properties style:text-position="0% 100%" fo:font-size="14pt" fo:font-style="italic" style:font-style-asian="italic" style:font-style-complex="italic"/>
    </style:style>
    <style:style style:name="T7" style:family="text">
      <style:text-properties style:text-position="0% 100%" fo:font-size="14pt" fo:font-style="italic" officeooo:rsid="0020702d" style:font-style-asian="italic" style:font-style-complex="italic"/>
    </style:style>
    <style:style style:name="T8" style:family="text">
      <style:text-properties style:text-position="0% 100%" fo:font-size="14pt" fo:font-style="normal" style:font-style-asian="normal" style:font-style-complex="normal"/>
    </style:style>
    <style:style style:name="T9" style:family="text">
      <style:text-properties style:text-position="0% 100%" fo:font-size="14pt" fo:font-style="normal" officeooo:rsid="0020702d" style:font-style-asian="normal" style:font-style-complex="normal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0% 100%" officeooo:rsid="00203851"/>
    </style:style>
    <style:style style:name="T12" style:family="text">
      <style:text-properties style:text-position="0% 100%" officeooo:rsid="0020702d"/>
    </style:style>
    <style:style style:name="T13" style:family="text">
      <style:text-properties style:text-position="sub 58%"/>
    </style:style>
    <style:style style:name="T14" style:family="text">
      <style:text-properties style:text-position="sub 58%" officeooo:rsid="001d5086"/>
    </style:style>
    <style:style style:name="T15" style:family="text">
      <style:text-properties style:text-position="sub 58%" officeooo:rsid="001dbc7a"/>
    </style:style>
    <style:style style:name="T16" style:family="text">
      <style:text-properties style:text-position="sub 58%" officeooo:rsid="00203851"/>
    </style:style>
    <style:style style:name="T17" style:family="text">
      <style:text-properties style:text-position="sub 58%" officeooo:rsid="0020702d"/>
    </style:style>
    <style:style style:name="T18" style:family="text">
      <style:text-properties style:text-position="sub 58%" fo:font-size="18pt"/>
    </style:style>
    <style:style style:name="T19" style:family="text">
      <style:text-properties style:text-position="sub 58%" fo:font-size="18pt" officeooo:rsid="0025a0f1"/>
    </style:style>
    <style:style style:name="T20" style:family="text">
      <style:text-properties officeooo:rsid="001d5086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8pt"/>
    </style:style>
    <style:style style:name="T24" style:family="text">
      <style:text-properties fo:font-size="18pt" officeooo:rsid="0025a0f1"/>
    </style:style>
    <style:style style:name="T25" style:family="text">
      <style:text-properties officeooo:rsid="00203851"/>
    </style:style>
    <style:style style:name="T26" style:family="text">
      <style:text-properties officeooo:rsid="0020702d"/>
    </style:style>
    <style:style style:name="T27" style:family="text">
      <style:text-properties officeooo:rsid="002569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well done </text:p>
      <text:p text:style-name="P1"/>
      <text:p text:style-name="P1">sorry it took soooo long to correct this one!</text:p>
      <text:p text:style-name="P1"/>
      <text:p text:style-name="P1">your mark: <text:s/>points</text:p>
      <text:p text:style-name="P1"/>
      <text:p text:style-name="P1">comment:</text:p>
      <text:p text:style-name="P1">look again at </text:p>
      <text:p text:style-name="P1"/>
      <text:p text:style-name="P9">SIEG</text:p>
      <text:p text:style-name="P9">worksheet</text:p>
      <text:p text:style-name="P1"/>
      <text:p text:style-name="P1">here <text:span text:style-name="T27">are</text:span> the key<text:span text:style-name="T27">s</text:span>:</text:p>
      <text:p text:style-name="P2"/>
      <text:p text:style-name="P2"/>
      <text:p text:style-name="P9">SIEG pg 147</text:p>
      <text:p text:style-name="P9">1</text:p>
      <text:p text:style-name="P9">(i) <text:span text:style-name="T23">in</text:span><text:span text:style-name="T18">prep</text:span><text:span text:style-name="T23"> [a country [of</text:span><text:span text:style-name="T18">prep</text:span><text:span text:style-name="T23"> [eternal light]</text:span><text:span text:style-name="T18">NP</text:span><text:span text:style-name="T10">]</text:span><text:span text:style-name="T18">PP </text:span><text:span text:style-name="T10">]</text:span><text:span text:style-name="T18">NP</text:span></text:p>
      <text:p text:style-name="P9">(ii) <text:span text:style-name="T23">since</text:span><text:span text:style-name="T18">prep</text:span><text:span text:style-name="T23"> [I resolved on my present undertaking]</text:span><text:span text:style-name="T18">ContentClause… </text:span><text:span text:style-name="T19">or just clause</text:span></text:p>
      <text:p text:style-name="P9">(iii) <text:span text:style-name="T23">by</text:span><text:span text:style-name="T18">prep</text:span><text:span text:style-name="T23"> [inuring my body to hardship</text:span><text:span text:style-name="T24">]</text:span><text:span text:style-name="T19">gerundClause … or just clause</text:span></text:p>
      <text:p text:style-name="P9">(iv) <text:span text:style-name="T23">in</text:span><text:span text:style-name="T18">prep</text:span><text:span text:style-name="T23"> [ease and luxury]</text:span><text:span text:style-name="T18">NP</text:span></text:p>
      <text:p text:style-name="P10">also acceptable NOM or coordination</text:p>
      <text:p text:style-name="P9">(v) <text:span text:style-name="T23"><text:s/>over</text:span><text:span text:style-name="T18">prep</text:span><text:span text:style-name="T23"> [the snow]</text:span><text:span text:style-name="T18">NP</text:span></text:p>
      <text:p text:style-name="P9"/>
      <text:p text:style-name="P2"/>
      <text:p text:style-name="P9">WORKSHEET</text:p>
      <text:p text:style-name="P3">1. </text:p>
      <text:p text:style-name="P3">a. [ [ two<text:span text:style-name="T13">det</text:span> weeks<text:span text:style-name="T13">noun</text:span><text:span text:style-name="T1">]</text:span><text:span text:style-name="T13">NP</text:span> ago<text:span text:style-name="T13">preposition</text:span><text:span text:style-name="T1">]</text:span><text:span text:style-name="T13">PP</text:span></text:p>
      <text:p text:style-name="P7"><text:span text:style-name="T1">the preposition </text:span><text:span text:style-name="T3">ago</text:span><text:span text:style-name="T1"> takes the noun phrase </text:span><text:span text:style-name="T3">two weeks</text:span><text:span text:style-name="T4"> as complement</text:span></text:p>
      <text:p text:style-name="P3"/>
      <text:p text:style-name="P3"/>
      <text:p text:style-name="P3">b.[ [way<text:span text:style-name="T13">noun</text:span> [behind<text:span text:style-name="T13">preposition</text:span> us<text:span text:style-name="T13">pronoun </text:span><text:span text:style-name="T1">]</text:span><text:span text:style-name="T13">PP </text:span><text:span text:style-name="T2">]</text:span><text:span text:style-name="T14">PP</text:span></text:p>
      <text:p text:style-name="P7">the noun <text:span text:style-name="T21">way </text:span><text:span text:style-name="T22">modifies the PP </text:span><text:span text:style-name="T21">behind us</text:span></text:p>
      <text:p text:style-name="P8">I accept way as an adj too</text:p>
      <text:p text:style-name="P3"/>
      <text:p text:style-name="P3"/>
      <text:p text:style-name="P4">c.<text:span text:style-name="T25">[ <text:s text:c="2"/></text:span><text:s/><text:span text:style-name="T25">[[</text:span>a<text:span text:style-name="T14">det</text:span> few<text:span text:style-name="T14">det</text:span><text:span text:style-name="T11">]</text:span><text:span text:style-name="T16">DP</text:span> minutes<text:span text:style-name="T13">noun</text:span><text:span text:style-name="T11">]</text:span><text:span text:style-name="T16">NP </text:span><text:s/><text:span text:style-name="T25">[</text:span>before<text:span text:style-name="T13">prep</text:span> <text:span text:style-name="T25">[</text:span>the<text:span text:style-name="T14">det</text:span> end<text:span text:style-name="T13">noun </text:span><text:span text:style-name="T11">]</text:span><text:span text:style-name="T16">NP</text:span><text:span text:style-name="T2">]</text:span><text:span text:style-name="T14">PP <text:s text:c="4"/></text:span><text:span text:style-name="T2">]</text:span><text:span text:style-name="T14">PP</text:span></text:p>
      <text:p text:style-name="P7">the NP <text:span text:style-name="T21">a few minutes</text:span><text:span text:style-name="T22"> modifies the PP </text:span><text:span text:style-name="T21">before the end</text:span></text:p>
      <text:p text:style-name="P3"/>
      <text:p text:style-name="P3"><text:soft-page-break/></text:p>
      <text:p text:style-name="P4">d. <text:span text:style-name="T25">[ </text:span>until<text:span text:style-name="T13">preposition</text:span> <text:span text:style-name="T25">[</text:span>after<text:span text:style-name="T13">preposition</text:span> <text:span text:style-name="T25">[</text:span>lunch<text:span text:style-name="T13">noun</text:span><text:span text:style-name="T11">]</text:span><text:span text:style-name="T16">NP </text:span><text:span text:style-name="T2">]</text:span><text:span text:style-name="T14">PP <text:s/></text:span><text:span text:style-name="T2">]</text:span><text:span text:style-name="T14">PP</text:span></text:p>
      <text:p text:style-name="P7">the preposition <text:span text:style-name="T21">until</text:span><text:span text:style-name="T22"> takes the PP </text:span><text:span text:style-name="T21">after lunch </text:span><text:span text:style-name="T22">as a complement</text:span></text:p>
      <text:p text:style-name="P3"/>
      <text:p text:style-name="P3"/>
      <text:p text:style-name="P4">e. <text:span text:style-name="T25">[</text:span>until<text:span text:style-name="T13">preposition</text:span> recently<text:span text:style-name="T16">adverb</text:span><text:span text:style-name="T2">]</text:span><text:span text:style-name="T14">PP</text:span></text:p>
      <text:p text:style-name="P7">the preposition <text:span text:style-name="T21">until</text:span><text:span text:style-name="T22"> takes the adverb (!) </text:span><text:span text:style-name="T21">recently </text:span><text:span text:style-name="T22">as a complement</text:span></text:p>
      <text:p text:style-name="P3"/>
      <text:p text:style-name="P3"/>
      <text:p text:style-name="P4">f. <text:span text:style-name="T25">[</text:span>in<text:span text:style-name="T13">preposition</text:span> <text:span text:style-name="T25">[</text:span>the<text:span text:style-name="T14">det</text:span> street<text:span text:style-name="T13">noun</text:span><text:span text:style-name="T11">]</text:span><text:span text:style-name="T16">NP </text:span><text:span text:style-name="T11">]</text:span><text:span text:style-name="T16">PP</text:span></text:p>
      <text:p text:style-name="P7"><text:span text:style-name="T1">the preposition </text:span><text:span text:style-name="T3">in</text:span><text:span text:style-name="T1"> takes the noun phrase </text:span><text:span text:style-name="T3">the street</text:span><text:span text:style-name="T4"> as complement</text:span></text:p>
      <text:p text:style-name="P3"/>
      <text:p text:style-name="P3"><text:line-break/></text:p>
      <text:p text:style-name="P11"/>
      <text:p text:style-name="P3">2 ...do this too. Review!! Indicate function and category at all branches in this one too!!</text:p>
      <text:p text:style-name="P3"/>
      <text:p text:style-name="P5">b. <text:span text:style-name="T26">[ [</text:span>I<text:span text:style-name="T14">pron</text:span><text:span text:style-name="T13">oun</text:span><text:span text:style-name="T12">]</text:span><text:span text:style-name="T17">NP</text:span> <text:span text:style-name="T25">[</text:span>visited<text:span text:style-name="T15">verb</text:span> <text:span text:style-name="T26">[</text:span>a<text:span text:style-name="T15">determinative</text:span> friend<text:span text:style-name="T13">noun</text:span>.<text:span text:style-name="T11">]</text:span><text:span text:style-name="T16">NP </text:span><text:span text:style-name="T25">]</text:span><text:span text:style-name="T16">VP <text:s/></text:span><text:span text:style-name="T12">]</text:span><text:span text:style-name="T17">S</text:span></text:p>
      <text:p text:style-name="P5"><text:span text:style-name="T12">- </text:span><text:span text:style-name="T5">the predicate VP </text:span><text:span text:style-name="T7">visited a friend </text:span><text:span text:style-name="T9">takes </text:span><text:span text:style-name="T5">the NP </text:span><text:span text:style-name="T7">I </text:span><text:span text:style-name="T9">as subject</text:span></text:p>
      <text:p text:style-name="P5"><text:span text:style-name="T9">- in the VP</text:span></text:p>
      <text:p text:style-name="P5"><text:span text:style-name="T9"><text:tab/>- the verb (function predicator) </text:span><text:span text:style-name="T7">visited </text:span><text:span text:style-name="T9">takes the NP </text:span><text:span text:style-name="T7">a friend</text:span><text:span text:style-name="T9"> as complement</text:span></text:p>
      <text:p text:style-name="P5"><text:span text:style-name="T7">- </text:span><text:span text:style-name="T9">in the NP</text:span></text:p>
      <text:p text:style-name="P5"><text:span text:style-name="T9"><text:tab/>- the head noun </text:span><text:span text:style-name="T7">friend</text:span><text:span text:style-name="T9"> takes the determinative </text:span><text:span text:style-name="T7">a </text:span><text:span text:style-name="T9">as its determiner</text:span></text:p>
      <text:p text:style-name="P3"><text:tab/><text:span text:style-name="T20"> <text:s/></text:span></text:p>
      <text:p text:style-name="P3"/>
      <text:p text:style-name="P5">c. <text:span text:style-name="T26">[ [</text:span>I<text:span text:style-name="T14">pron</text:span><text:span text:style-name="T13">oun</text:span><text:span text:style-name="T12">]</text:span><text:span text:style-name="T17">NP </text:span><text:span text:style-name="T25">[</text:span>consider<text:span text:style-name="T15">verb</text:span> <text:span text:style-name="T26">[</text:span>her<text:span text:style-name="T14">pron</text:span><text:span text:style-name="T13">oun</text:span><text:span text:style-name="T12">]</text:span><text:span text:style-name="T17">NP</text:span> <text:span text:style-name="T26">[</text:span>a<text:span text:style-name="T15">determinative</text:span> friend<text:span text:style-name="T13">noun</text:span><text:span text:style-name="T12">]</text:span><text:span text:style-name="T17">NP</text:span><text:span text:style-name="T13"> </text:span><text:span text:style-name="T11">]</text:span><text:span text:style-name="T16">VP </text:span><text:span text:style-name="T12">]</text:span><text:span text:style-name="T17">S</text:span></text:p>
      <text:p text:style-name="P5"><text:span text:style-name="T12">- </text:span><text:span text:style-name="T5">the predicate VP consider her</text:span><text:span text:style-name="T7"> a friend </text:span><text:span text:style-name="T9">takes </text:span><text:span text:style-name="T5">the NP </text:span><text:span text:style-name="T7">I </text:span><text:span text:style-name="T9">as subject</text:span></text:p>
      <text:p text:style-name="P5"><text:span text:style-name="T9"/></text:p>
      <text:p text:style-name="P6"><text:span text:style-name="T8">- in the VP</text:span></text:p>
      <text:p text:style-name="P6"><text:span text:style-name="T8"><text:tab/>the verb </text:span><text:span text:style-name="T6">consider</text:span><text:span text:style-name="T8"> takes the NP </text:span><text:span text:style-name="T6">her</text:span><text:span text:style-name="T8"> as a complement(direct object) and the NP </text:span><text:span text:style-name="T6"><text:s/>a friend </text:span><text:span text:style-name="T8">as predicative compl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1T11:19:47.077656871</meta:creation-date>
    <dc:date>2021-05-21T16:38:28.258958779</dc:date>
    <meta:editing-duration>PT4H21M37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3" meta:paragraph-count="44" meta:word-count="296" meta:character-count="1805" meta:non-whitespace-character-count="1528"/>
  </office:meta>
</office:document-meta>
</file>